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NameSpac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NameSpace.writeExternal( ObjectOutput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nentNameSpace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onentNameSpac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NameSpace.Componen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ponentNameSpace.setContainerName( String contain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NameSpace.setName( String compon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NameSpace.ComponentNameSpace( String containerName , String compon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nentNameSpace.readExternal( ObjectInput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mponentNameSpace.getContain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NameSpac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NameSpace.cop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